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303030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03030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0303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03030" style:font-name="Arial" fo:font-size="8pt" fo:letter-spacing="normal" fo:font-style="normal" fo:font-weight="normal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znań, dnia ….…......................</text:p>
      <text:p text:style-name="P5"/>
      <text:p text:style-name="P5"/>
      <text:p text:style-name="P4">OŚWIADCZENIE</text:p>
      <text:p text:style-name="P3"/>
      <text:p text:style-name="P3">Ja niżej podpisany…..................................................................., legitymujący się dowodem osobistym nr …................................... (wpisuje tatuator ) oświadczam, że jestem opiekunem prawnym małoletniego..................................................... i wyrażam zgodę na wykonanie podpiętego wzoru w danym rozmiarze (podpisany i załączony wzór tatuażu) w miejscu …............................... . </text:p>
      <text:p text:style-name="P3">Jestem w pełni świadoma/y konsekwencji wykonania tatuażu u mojego dziecka i nie będę rościć żadnych pretensji do osoby wykonującej zabieg.</text:p>
      <text:p text:style-name="P2"/>
      <text:p text:style-name="P2"/>
      <text:p text:style-name="P1">…...............................................</text:p>
      <text:p text:style-name="P6"><text:tab/><text:tab/><text:tab/><text:tab/><text:tab/><text:tab/><text:tab/><text:tab/><text:tab/><text:tab/>(czytelny imię i nazwisk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ciej Bogucki</meta:initial-creator>
    <meta:creation-date>2017-01-10T18:41:25.72</meta:creation-date>
    <dc:date>2017-01-10T19:54:17.74</dc:date>
    <dc:creator>Maciej Bogucki</dc:creator>
    <meta:editing-duration>PT1H4M51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1" meta:paragraph-count="6" meta:word-count="67" meta:character-count="707"/>
  </office:meta>
</office:document-meta>
</file>